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04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437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27cm" fo:min-width="1.568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27cm" fo:min-width="1.62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2.7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7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1.0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53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1.047cm" fo:min-width="1.90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0.512cm" fo:min-width="1.4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17" style:family="graphic" style:parent-style-name="standard">
      <style:graphic-properties draw:stroke="solid" draw:stroke-dash="Ultrafine_20_Dashed" svg:stroke-width="0.018cm" svg:stroke-color="#000000" draw:marker-start="Arrow" draw:marker-start-width="0.203cm" draw:marker-end="Arrow" draw:marker-end-width="0.203cm" draw:fill-color="#000000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  <style:text-properties fo:font-size="13pt" style:font-size-asian="13pt" style:font-size-complex="13pt"/>
    </style:style>
    <style:style style:name="P12" style:family="paragraph">
      <style:paragraph-properties fo:text-align="end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000000"/>
      <style:paragraph-properties fo:margin-left="0cm" fo:margin-right="0cm" fo:text-align="center" fo:text-indent="0.051cm"/>
      <style:text-properties fo:font-size="13pt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43cm" svg:height="1.309cm" svg:x="8.999cm" svg:y="1cm">
          <draw:text-box>
            <text:p><text:span text:style-name="T1">Syst</text:span><text:span text:style-name="T1">em </text:span><text:span text:style-name="T1">Arc</text:span><text:span text:style-name="T1">hite</text:span><text:span text:style-name="T1">ctur</text:span><text:span text:style-name="T1">e</text:span></text:p>
          </draw:text-box>
        </draw:frame>
        <draw:custom-shape draw:style-name="gr2" draw:text-style-name="P2" draw:layer="layout" svg:width="3.937cm" svg:height="1.905cm" svg:x="17.174cm" svg:y="5.3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4.227cm" svg:height="1.047cm" svg:x="17.037cm" svg:y="6.121cm">
          <draw:text-box>
            <text:p text:style-name="P3"><text:span text:style-name="T2">Trip Locator </text:span><text:span text:style-name="T2">Worker</text:span></text:p>
          </draw:text-box>
        </draw:frame>
        <draw:frame draw:style-name="gr4" draw:text-style-name="P5" draw:layer="layout" svg:width="2.068cm" svg:height="0.577cm" svg:x="17.201cm" svg:y="5.345cm">
          <draw:text-box>
            <text:p><text:span text:style-name="T3">Process 1</text:span></text:p>
          </draw:text-box>
        </draw:frame>
        <draw:custom-shape draw:style-name="gr2" draw:text-style-name="P2" draw:layer="layout" svg:width="3.937cm" svg:height="1.905cm" svg:x="17.174cm" svg:y="7.6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577cm" svg:x="17.201cm" svg:y="7.631cm">
          <draw:text-box>
            <text:p><text:span text:style-name="T3">Process 2</text:span></text:p>
          </draw:text-box>
        </draw:frame>
        <draw:custom-shape draw:style-name="gr2" draw:text-style-name="P2" draw:layer="layout" svg:width="3.937cm" svg:height="1.905cm" svg:x="17.174cm" svg:y="9.7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577cm" svg:x="17.201cm" svg:y="9.79cm">
          <draw:text-box>
            <text:p><text:span text:style-name="T3">Process 3</text:span></text:p>
          </draw:text-box>
        </draw:frame>
        <draw:custom-shape draw:style-name="gr2" draw:text-style-name="P2" draw:layer="layout" svg:width="3.937cm" svg:height="1.905cm" svg:x="17.174cm" svg:y="11.7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577cm" svg:x="17.201cm" svg:y="11.822cm">
          <draw:text-box>
            <text:p><text:span text:style-name="T3">Process 4</text:span></text:p>
          </draw:text-box>
        </draw:frame>
        <draw:custom-shape draw:style-name="gr2" draw:text-style-name="P2" draw:layer="layout" svg:width="3.937cm" svg:height="1.905cm" svg:x="17.174cm" svg:y="15.0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draw:layer="layout" svg:width="2.128cm" svg:height="0.577cm" svg:x="17.201cm" svg:y="15.124cm">
          <draw:text-box>
            <text:p><text:span text:style-name="T3">Process N</text:span></text:p>
          </draw:text-box>
        </draw:frame>
        <draw:custom-shape draw:style-name="gr6" draw:text-style-name="P2" draw:layer="layout" svg:width="3.201cm" svg:height="1.905cm" svg:x="6.689cm" svg:y="8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3.074cm" svg:height="1.047cm" svg:x="6.689cm" svg:y="9.655cm">
          <draw:text-box>
            <text:p text:style-name="P3"><text:span text:style-name="T2">Master</text:span></text:p>
          </draw:text-box>
        </draw:frame>
        <draw:frame draw:style-name="gr4" draw:text-style-name="P5" draw:layer="layout" svg:width="2.068cm" svg:height="0.577cm" svg:x="6.716cm" svg:y="8.901cm">
          <draw:text-box>
            <text:p><text:span text:style-name="T3">Process 0</text:span></text:p>
          </draw:text-box>
        </draw:frame>
        <draw:custom-shape draw:style-name="gr8" draw:text-style-name="P6" draw:layer="layout" svg:width="1.524cm" svg:height="0.889cm" svg:x="1.635cm" svg:y="5.826cm">
          <text:p text:style-name="P3"><text:span text:style-name="T3">Client 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0.889cm" svg:x="1.635cm" svg:y="6.969cm">
          <text:p text:style-name="P3"><text:span text:style-name="T3">Client 2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0.889cm" svg:x="1.635cm" svg:y="8.239cm">
          <text:p text:style-name="P3"><text:span text:style-name="T3">Client 3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0.889cm" svg:x="1.635cm" svg:y="9.509cm">
          <text:p text:style-name="P3"><text:span text:style-name="T3">Client 4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0.889cm" svg:x="1.635cm" svg:y="10.779cm">
          <text:p text:style-name="P3"><text:span text:style-name="T3">Client 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0.889cm" svg:x="1.635cm" svg:y="12.049cm">
          <text:p text:style-name="P3"><text:span text:style-name="T3">Client 6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0.889cm" svg:x="1.635cm" svg:y="13.192cm">
          <text:p text:style-name="P3"><text:span text:style-name="T3">Client 7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0.889cm" svg:x="1.635cm" svg:y="14.462cm">
          <text:p text:style-name="P3"><text:span text:style-name="T3">Client 8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24cm" svg:height="0.889cm" svg:x="1.635cm" svg:y="16.748cm">
          <text:p text:style-name="P3"><text:span text:style-name="T3">Client M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035cm" svg:height="0.848cm" svg:x="1.889cm" svg:y="15.519cm">
          <draw:text-box>
            <text:p>...</text:p>
          </draw:text-box>
        </draw:frame>
        <draw:frame draw:style-name="gr9" draw:text-style-name="P7" draw:layer="layout" svg:width="1.035cm" svg:height="0.848cm" svg:x="18.578cm" svg:y="14.036cm">
          <draw:text-box>
            <text:p>...</text:p>
          </draw:text-box>
        </draw:frame>
        <draw:frame draw:style-name="gr3" draw:text-style-name="P4" draw:layer="layout" svg:width="4.227cm" svg:height="1.047cm" svg:x="17.073cm" svg:y="8.534cm">
          <draw:text-box>
            <text:p text:style-name="P3"><text:span text:style-name="T2">Trip Locator Worker</text:span></text:p>
          </draw:text-box>
        </draw:frame>
        <draw:frame draw:style-name="gr3" draw:text-style-name="P4" draw:layer="layout" svg:width="4.227cm" svg:height="1.047cm" svg:x="17.073cm" svg:y="10.662cm">
          <draw:text-box>
            <text:p text:style-name="P3"><text:span text:style-name="T2">Trip Locator Worker</text:span></text:p>
          </draw:text-box>
        </draw:frame>
        <draw:frame draw:style-name="gr3" draw:text-style-name="P4" draw:layer="layout" svg:width="4.227cm" svg:height="1.047cm" svg:x="17.073cm" svg:y="12.694cm">
          <draw:text-box>
            <text:p text:style-name="P3"><text:span text:style-name="T2">Trip Locator Worker</text:span></text:p>
          </draw:text-box>
        </draw:frame>
        <draw:frame draw:style-name="gr3" draw:text-style-name="P4" draw:layer="layout" svg:width="4.227cm" svg:height="1.047cm" svg:x="17.037cm" svg:y="15.996cm">
          <draw:text-box>
            <text:p text:style-name="P3"><text:span text:style-name="T2">Trip Locator Worker</text:span></text:p>
          </draw:text-box>
        </draw:frame>
        <draw:custom-shape draw:style-name="gr10" draw:text-style-name="P9" draw:layer="layout" svg:width="2.667cm" svg:height="11.557cm" svg:x="12.684cm" svg:y="5.318cm">
          <text:p text:style-name="P8"><text:span text:style-name="T4">Ready</text:span><text:span text:style-name="T4"><text:line-break/></text:span><text:span text:style-name="T4">Job</text:span></text:p>
          <text:p text:style-name="P8"><text:span text:style-name="T4">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667cm" svg:height="11.557cm" svg:x="23.133cm" svg:y="5.318cm">
          <text:p text:style-name="P8"><text:span text:style-name="T4">Jobs Batch</text:span><text:span text:style-name="T4"><text:line-break/></text:span><text:span text:style-name="T4">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9.89cm" svg:y1="9.763cm" svg:x2="12.684cm" svg:y2="9.763cm">
          <text:p/>
        </draw:line>
        <draw:line draw:style-name="gr12" draw:text-style-name="P3" draw:layer="layout" svg:x1="17.129cm" svg:y1="6.334cm" svg:x2="15.351cm" svg:y2="6.334cm">
          <text:p/>
        </draw:line>
        <draw:line draw:style-name="gr12" draw:text-style-name="P3" draw:layer="layout" svg:x1="17.129cm" svg:y1="8.62cm" svg:x2="15.351cm" svg:y2="8.62cm">
          <text:p/>
        </draw:line>
        <draw:line draw:style-name="gr12" draw:text-style-name="P3" draw:layer="layout" svg:x1="17.129cm" svg:y1="10.779cm" svg:x2="15.351cm" svg:y2="10.779cm">
          <text:p/>
        </draw:line>
        <draw:line draw:style-name="gr12" draw:text-style-name="P3" draw:layer="layout" svg:x1="17.129cm" svg:y1="12.684cm" svg:x2="15.351cm" svg:y2="12.684cm">
          <text:p/>
        </draw:line>
        <draw:line draw:style-name="gr12" draw:text-style-name="P3" draw:layer="layout" svg:x1="17.129cm" svg:y1="16.113cm" svg:x2="15.351cm" svg:y2="16.113cm">
          <text:p/>
        </draw:line>
        <draw:line draw:style-name="gr12" draw:text-style-name="P3" draw:layer="layout" svg:x1="21.101cm" svg:y1="6.207cm" svg:x2="23.133cm" svg:y2="6.207cm">
          <text:p/>
        </draw:line>
        <draw:line draw:style-name="gr12" draw:text-style-name="P3" draw:layer="layout" svg:x1="21.101cm" svg:y1="8.62cm" svg:x2="23.133cm" svg:y2="8.62cm">
          <text:p/>
        </draw:line>
        <draw:line draw:style-name="gr12" draw:text-style-name="P3" draw:layer="layout" svg:x1="21.101cm" svg:y1="10.779cm" svg:x2="23.133cm" svg:y2="10.779cm">
          <text:p/>
        </draw:line>
        <draw:line draw:style-name="gr12" draw:text-style-name="P3" draw:layer="layout" svg:x1="21.101cm" svg:y1="12.684cm" svg:x2="23.133cm" svg:y2="12.684cm">
          <text:p/>
        </draw:line>
        <draw:line draw:style-name="gr12" draw:text-style-name="P3" draw:layer="layout" svg:x1="21.101cm" svg:y1="16.113cm" svg:x2="23.133cm" svg:y2="16.113cm">
          <text:p/>
        </draw:line>
        <draw:line draw:style-name="gr13" draw:text-style-name="P10" draw:layer="layout" svg:x1="24.495cm" svg:y1="16.875cm" svg:x2="24.495cm" svg:y2="19.288cm">
          <text:p/>
        </draw:line>
        <draw:line draw:style-name="gr13" draw:text-style-name="P10" draw:layer="layout" svg:x1="24.522cm" svg:y1="19.288cm" svg:x2="8.52cm" svg:y2="19.288cm">
          <text:p/>
        </draw:line>
        <draw:line draw:style-name="gr11" draw:text-style-name="P10" draw:layer="layout" svg:x1="8.493cm" svg:y1="19.288cm" svg:x2="8.493cm" svg:y2="10.906cm">
          <text:p/>
        </draw:line>
        <draw:custom-shape draw:style-name="gr14" draw:text-style-name="P11" draw:layer="layout" svg:width="1.905cm" svg:height="0.762cm" svg:x="13.065cm" svg:y="15.732cm">
          <text:p text:style-name="P3"><text:span text:style-name="T4">Job 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05cm" svg:height="0.762cm" svg:x="13.065cm" svg:y="14.843cm">
          <text:p text:style-name="P3"><text:span text:style-name="T4">Job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05cm" svg:height="0.762cm" svg:x="13.065cm" svg:y="13.954cm">
          <text:p text:style-name="P3"><text:span text:style-name="T4">Job 2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05cm" svg:height="0.762cm" svg:x="13.065cm" svg:y="13.065cm">
          <text:p text:style-name="P3"><text:span text:style-name="T4">Job 3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05cm" svg:height="0.762cm" svg:x="23.479cm" svg:y="15.605cm">
          <text:p text:style-name="P3"><text:span text:style-name="T4">Batch 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05cm" svg:height="0.762cm" svg:x="23.479cm" svg:y="14.716cm">
          <text:p text:style-name="P3"><text:span text:style-name="T4">Batch 1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8.366cm" svg:y1="8.874cm" svg:x2="8.366cm" svg:y2="4.048cm">
          <text:p/>
        </draw:line>
        <draw:line draw:style-name="gr13" draw:text-style-name="P10" draw:layer="layout" svg:x1="8.366cm" svg:y1="4.048cm" svg:x2="24.114cm" svg:y2="4.048cm">
          <text:p/>
        </draw:line>
        <draw:line draw:style-name="gr11" draw:text-style-name="P10" draw:layer="layout" svg:x1="24.114cm" svg:y1="4.048cm" svg:x2="24.114cm" svg:y2="5.191cm">
          <text:p/>
        </draw:line>
        <draw:frame draw:style-name="gr15" draw:text-style-name="P13" draw:layer="layout" svg:width="3.175cm" svg:height="1.881cm" svg:x="5.191cm" svg:y="4.683cm">
          <draw:text-box>
            <text:p text:style-name="P12"><text:span text:style-name="T3">The master process will add </text:span><text:span text:style-name="T3">the Job Batch to the Jobs </text:span><text:span text:style-name="T3">Batch table</text:span></text:p>
          </draw:text-box>
        </draw:frame>
        <draw:frame draw:style-name="gr16" draw:text-style-name="P15" draw:layer="layout" svg:width="7.62cm" svg:height="1.555cm" svg:x="13.319cm" svg:y="19.288cm">
          <draw:text-box>
            <text:p text:style-name="P14"><text:span text:style-name="T3">Once a Job </text:span><text:span text:style-name="T3">Batch is </text:span><text:span text:style-name="T3">done it will </text:span><text:span text:style-name="T3">send it to the </text:span><text:span text:style-name="T3">master and </text:span><text:span text:style-name="T3">the master </text:span><text:span text:style-name="T3">will send it to </text:span><text:span text:style-name="T3">the </text:span><text:span text:style-name="T3">appropriate </text:span><text:span text:style-name="T3">client</text:span></text:p>
          </draw:text-box>
        </draw:frame>
        <draw:line draw:style-name="gr17" draw:text-style-name="P16" draw:layer="layout" svg:x1="3.159cm" svg:y1="6.334cm" svg:x2="6.715cm" svg:y2="9.89cm">
          <text:p/>
        </draw:line>
        <draw:line draw:style-name="gr17" draw:text-style-name="P16" draw:layer="layout" svg:x1="3.159cm" svg:y1="7.477cm" svg:x2="6.715cm" svg:y2="9.89cm">
          <text:p/>
        </draw:line>
        <draw:line draw:style-name="gr17" draw:text-style-name="P16" draw:layer="layout" svg:x1="3.159cm" svg:y1="8.62cm" svg:x2="6.715cm" svg:y2="9.89cm">
          <text:p/>
        </draw:line>
        <draw:line draw:style-name="gr17" draw:text-style-name="P16" draw:layer="layout" svg:x1="3.159cm" svg:y1="9.89cm" svg:x2="6.715cm" svg:y2="9.89cm">
          <text:p/>
        </draw:line>
        <draw:line draw:style-name="gr17" draw:text-style-name="P16" draw:layer="layout" svg:x1="3.159cm" svg:y1="11.287cm" svg:x2="6.588cm" svg:y2="9.89cm">
          <text:p/>
        </draw:line>
        <draw:line draw:style-name="gr17" draw:text-style-name="P16" draw:layer="layout" svg:x1="3.159cm" svg:y1="12.557cm" svg:x2="6.715cm" svg:y2="9.89cm">
          <text:p/>
        </draw:line>
        <draw:line draw:style-name="gr17" draw:text-style-name="P16" draw:layer="layout" svg:x1="3.159cm" svg:y1="13.7cm" svg:x2="6.715cm" svg:y2="9.763cm">
          <text:p/>
        </draw:line>
        <draw:line draw:style-name="gr17" draw:text-style-name="P16" draw:layer="layout" svg:x1="3.159cm" svg:y1="14.97cm" svg:x2="6.588cm" svg:y2="9.89cm">
          <text:p/>
        </draw:line>
        <draw:line draw:style-name="gr17" draw:text-style-name="P16" draw:layer="layout" svg:x1="3.159cm" svg:y1="17.129cm" svg:x2="6.715cm" svg:y2="9.89cm">
          <text:p/>
        </draw:line>
        <draw:frame draw:style-name="gr16" draw:text-style-name="P15" draw:layer="layout" svg:width="4.699cm" svg:height="1.555cm" svg:x="13.746cm" svg:y="16.971cm">
          <draw:text-box>
            <text:p text:style-name="P14"><text:span text:style-name="T3">When a worker is available, that worker will take the next job to process.</text:span></text:p>
          </draw:text-box>
        </draw:frame>
        <draw:frame draw:style-name="gr16" draw:text-style-name="P15" draw:layer="layout" svg:width="4.699cm" svg:height="1.555cm" svg:x="19.596cm" svg:y="16.998cm">
          <draw:text-box>
            <text:p text:style-name="P14"><text:span text:style-name="T3">When a worker finishes a job, it will append the results to the job batch that the job belongs to.</text:span></text:p>
          </draw:text-box>
        </draw:frame>
        <draw:frame draw:style-name="gr16" draw:text-style-name="P15" draw:layer="layout" svg:width="3.048cm" svg:height="1.555cm" svg:x="1cm" svg:y="18.145cm">
          <draw:text-box>
            <text:p text:style-name="P14"><text:span text:style-name="T3">The M clients </text:span><text:span text:style-name="T3">that is </text:span><text:span text:style-name="T3">making </text:span><text:span text:style-name="T3">requests to </text:span><text:span text:style-name="T3">the </text:span><text:span text:style-name="T3">microservice</text:span></text:p>
          </draw:text-box>
        </draw:frame>
        <draw:custom-shape draw:style-name="gr14" draw:text-style-name="P11" draw:layer="layout" svg:width="1.905cm" svg:height="0.762cm" svg:x="13.065cm" svg:y="15.733cm">
          <text:p text:style-name="P3"><text:span text:style-name="T4">Job 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05cm" svg:height="0.762cm" svg:x="13.065cm" svg:y="14.844cm">
          <text:p text:style-name="P3"><text:span text:style-name="T4">Job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05cm" svg:height="0.762cm" svg:x="13.065cm" svg:y="13.955cm">
          <text:p text:style-name="P3"><text:span text:style-name="T4">Job 2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05cm" svg:height="0.762cm" svg:x="13.065cm" svg:y="13.066cm">
          <text:p text:style-name="P3"><text:span text:style-name="T4">Job 3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05cm" svg:height="0.762cm" svg:x="13.065cm" svg:y="12.176cm">
          <text:p text:style-name="P3"><text:span text:style-name="T4">Job 4</text:span></text:p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3.048cm" svg:height="1.555cm" svg:x="9.763cm" svg:y="8.208cm">
          <draw:text-box>
            <text:p text:style-name="P14"><text:span text:style-name="T3">The master adds the job to the job que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8-09-15T15:41:54.626349969</dc:date>
    <meta:editing-duration>PT1H16M49S</meta:editing-duration>
    <meta:editing-cycles>33</meta:editing-cycles>
    <meta:generator>LibreOffice/6.0.6.2$Linux_X86_64 LibreOffice_project/0c292870b25a325b5ed35f6b45599d2ea4458e77</meta:generator>
    <meta:document-statistic meta:object-count="75"/>
  </office:meta>
</office:document-meta>
</file>